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st Match</text:p>
          </table:table-cell>
          <table:table-cell/>
        </table:table-row>
        <table:table-row table:style-name="ro1">
          <table:table-cell office:value-type="string" calcext:value-type="string">
            <text:p>Opposition Team</text:p>
          </table:table-cell>
          <table:table-cell office:value-type="string" calcext:value-type="string">
            <text:p>Venue</text:p>
          </table:table-cell>
        </table:table-row>
        <table:table-row table:style-name="ro1">
          <table:table-cell table:number-columns-repeated="2" office:value-type="string" calcext:value-type="string">
            <text:p>Australia</text:p>
          </table:table-cell>
        </table:table-row>
      </table:table>
      <table:table table:name="Sheet2" table:style-name="ta1">
        <table:shapes>
          <draw:frame draw:z-index="0" draw:name="http://i.imgci.com/espncricinfo/guruInvestigate.gif" draw:style-name="gr1" draw:text-style-name="P1" svg:width="2.9mm" svg:height="2.9mm" svg:x="316.08mm" svg:y="9.03mm">
            <draw:image xlink:href="http://i.imgci.com/espncricinfo/guruInvestigate.gif" xlink:type="simple" xlink:show="embed" xlink:actuate="onLoad">
              <text:p/>
            </draw:image>
          </draw:frame>
          <draw:frame draw:z-index="1" draw:name="http://i.imgci.com/espncricinfo/guruInvestigate.gif" draw:style-name="gr1" draw:text-style-name="P1" svg:width="2.9mm" svg:height="2.9mm" svg:x="316.08mm" svg:y="13.54mm">
            <draw:image xlink:href="http://i.imgci.com/espncricinfo/guruInvestigate.gif" xlink:type="simple" xlink:show="embed" xlink:actuate="onLoad">
              <text:p/>
            </draw:image>
          </draw:frame>
          <draw:frame draw:z-index="2" draw:name="http://i.imgci.com/espncricinfo/guruInvestigate.gif" draw:style-name="gr1" draw:text-style-name="P1" svg:width="2.9mm" svg:height="2.9mm" svg:x="316.08mm" svg:y="18.06mm">
            <draw:image xlink:href="http://i.imgci.com/espncricinfo/guruInvestigate.gif" xlink:type="simple" xlink:show="embed" xlink:actuate="onLoad">
              <text:p/>
            </draw:image>
          </draw:frame>
          <draw:frame draw:z-index="3" draw:name="http://i.imgci.com/espncricinfo/guruInvestigate.gif" draw:style-name="gr1" draw:text-style-name="P1" svg:width="2.9mm" svg:height="2.9mm" svg:x="316.08mm" svg:y="22.57mm">
            <draw:image xlink:href="http://i.imgci.com/espncricinfo/guruInvestigate.gif" xlink:type="simple" xlink:show="embed" xlink:actuate="onLoad">
              <text:p/>
            </draw:image>
          </draw:frame>
          <draw:frame draw:z-index="4" draw:name="http://i.imgci.com/espncricinfo/guruInvestigate.gif" draw:style-name="gr1" draw:text-style-name="P1" svg:width="2.9mm" svg:height="2.9mm" svg:x="316.08mm" svg:y="27.09mm">
            <draw:image xlink:href="http://i.imgci.com/espncricinfo/guruInvestigate.gif" xlink:type="simple" xlink:show="embed" xlink:actuate="onLoad">
              <text:p/>
            </draw:image>
          </draw:frame>
          <draw:frame draw:z-index="5" draw:name="http://i.imgci.com/espncricinfo/guruInvestigate.gif" draw:style-name="gr1" draw:text-style-name="P1" svg:width="2.9mm" svg:height="2.9mm" svg:x="316.08mm" svg:y="31.6mm">
            <draw:image xlink:href="http://i.imgci.com/espncricinfo/guruInvestigate.gif" xlink:type="simple" xlink:show="embed" xlink:actuate="onLoad">
              <text:p/>
            </draw:image>
          </draw:frame>
          <draw:frame draw:z-index="6" draw:name="http://i.imgci.com/espncricinfo/guruInvestigate.gif" draw:style-name="gr1" draw:text-style-name="P1" svg:width="2.9mm" svg:height="2.9mm" svg:x="316.08mm" svg:y="36.12mm">
            <draw:image xlink:href="http://i.imgci.com/espncricinfo/guruInvestigate.gif" xlink:type="simple" xlink:show="embed" xlink:actuate="onLoad">
              <text:p/>
            </draw:image>
          </draw:frame>
          <draw:frame draw:z-index="7" draw:name="http://i.imgci.com/espncricinfo/guruInvestigate.gif" draw:style-name="gr1" draw:text-style-name="P1" svg:width="2.9mm" svg:height="2.9mm" svg:x="316.08mm" svg:y="40.64mm">
            <draw:image xlink:href="http://i.imgci.com/espncricinfo/guruInvestigate.gif" xlink:type="simple" xlink:show="embed" xlink:actuate="onLoad">
              <text:p/>
            </draw:image>
          </draw:frame>
          <draw:frame draw:z-index="8" draw:name="http://i.imgci.com/espncricinfo/guruInvestigate.gif" draw:style-name="gr1" draw:text-style-name="P1" svg:width="2.9mm" svg:height="2.9mm" svg:x="316.08mm" svg:y="45.15mm">
            <draw:image xlink:href="http://i.imgci.com/espncricinfo/guruInvestigate.gif" xlink:type="simple" xlink:show="embed" xlink:actuate="onLoad">
              <text:p/>
            </draw:image>
          </draw:frame>
          <draw:frame draw:z-index="9" draw:name="http://i.imgci.com/espncricinfo/guruInvestigate.gif" draw:style-name="gr1" draw:text-style-name="P1" svg:width="2.9mm" svg:height="2.9mm" svg:x="316.08mm" svg:y="49.67mm">
            <draw:image xlink:href="http://i.imgci.com/espncricinfo/guruInvestigate.gif" xlink:type="simple" xlink:show="embed" xlink:actuate="onLoad">
              <text:p/>
            </draw:image>
          </draw:frame>
          <draw:frame draw:z-index="10" draw:name="http://i.imgci.com/espncricinfo/guruInvestigate.gif" draw:style-name="gr1" draw:text-style-name="P1" svg:width="2.9mm" svg:height="2.9mm" svg:x="316.08mm" svg:y="54.18mm">
            <draw:image xlink:href="http://i.imgci.com/espncricinfo/guruInvestigate.gif" xlink:type="simple" xlink:show="embed" xlink:actuate="onLoad">
              <text:p/>
            </draw:image>
          </draw:frame>
          <draw:frame draw:z-index="11" draw:name="http://i.imgci.com/espncricinfo/guruInvestigate.gif" draw:style-name="gr1" draw:text-style-name="P1" svg:width="2.9mm" svg:height="2.9mm" svg:x="316.08mm" svg:y="58.7mm">
            <draw:image xlink:href="http://i.imgci.com/espncricinfo/guruInvestigate.gif" xlink:type="simple" xlink:show="embed" xlink:actuate="onLoad">
              <text:p/>
            </draw:image>
          </draw:frame>
          <draw:frame draw:z-index="12" draw:name="http://i.imgci.com/espncricinfo/guruInvestigate.gif" draw:style-name="gr1" draw:text-style-name="P1" svg:width="2.9mm" svg:height="2.9mm" svg:x="316.08mm" svg:y="63.21mm">
            <draw:image xlink:href="http://i.imgci.com/espncricinfo/guruInvestigate.gif" xlink:type="simple" xlink:show="embed" xlink:actuate="onLoad">
              <text:p/>
            </draw:image>
          </draw:frame>
          <draw:frame draw:z-index="13" draw:name="http://i.imgci.com/espncricinfo/guruInvestigate.gif" draw:style-name="gr1" draw:text-style-name="P1" svg:width="2.9mm" svg:height="2.9mm" svg:x="316.08mm" svg:y="67.73mm">
            <draw:image xlink:href="http://i.imgci.com/espncricinfo/guruInvestigate.gif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Australia Dat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layre</text:p>
          </table:table-cell>
          <table:table-cell table:style-name="ce2" office:value-type="string" calcext:value-type="string">
            <text:p>Matcher</text:p>
          </table:table-cell>
          <table:table-cell table:style-name="ce2" office:value-type="string" calcext:value-type="string">
            <text:p>Innings</text:p>
          </table:table-cell>
          <table:table-cell table:style-name="ce2" office:value-type="string" calcext:value-type="string">
            <text:p>Not-Outs</text:p>
          </table:table-cell>
          <table:table-cell table:style-name="ce2" office:value-type="string" calcext:value-type="string">
            <text:p>Runs</text:p>
          </table:table-cell>
          <table:table-cell table:style-name="ce2" office:value-type="string" calcext:value-type="string">
            <text:p>Highest Score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<text:a xlink:href="http://stats.espncricinfo.com/ci/engine/stats/index.html?class=1;home_or_away=1;orderby=balls_faced;spanmin1=27+Aug+2015;spanval1=span;team=2;template=results;type=batting" xlink:type="simple">BF</text:a></text:p>
          </table:table-cell>
          <table:table-cell table:style-name="ce2" office:value-type="string" calcext:value-type="string">
            <text:p>Strike Rate</text:p>
          </table:table-cell>
          <table:table-cell table:style-name="ce2" office:value-type="string" calcext:value-type="string">
            <text:p>100s</text:p>
          </table:table-cell>
          <table:table-cell table:style-name="ce2" office:value-type="string" calcext:value-type="string">
            <text:p>50s</text:p>
          </table:table-cell>
          <table:table-cell table:style-name="ce2" office:value-type="string" calcext:value-type="string">
            <text:p>0s</text:p>
          </table:table-cell>
          <table:table-cell table:style-name="ce2" office:value-type="string" calcext:value-type="string">
            <text:p>4s</text:p>
          </table:table-cell>
          <table:table-cell table:style-name="ce2" office:value-type="string" calcext:value-type="string">
            <text:p>6s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3" office:value-type="string" calcext:value-type="string">
            <text:p>D A Warner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818" calcext:value-type="float">
            <text:p>818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90.88" calcext:value-type="float">
            <text:p>90.88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91.8" calcext:value-type="float">
            <text:p>91.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AC Voges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660" calcext:value-type="float">
            <text:p>660</text:p>
          </table:table-cell>
          <table:table-cell table:style-name="ce3" office:value-type="string" calcext:value-type="string">
            <text:p>269*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66.73" calcext:value-type="float">
            <text:p>66.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UT Khawaj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4" calcext:value-type="float">
            <text:p>50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69.61" calcext:value-type="float">
            <text:p>69.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SPD Smith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495" calcext:value-type="float">
            <text:p>495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70.71" calcext:value-type="float">
            <text:p>70.71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JA Burns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457" calcext:value-type="float">
            <text:p>457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5.7" calcext:value-type="float">
            <text:p>45.7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65.19" calcext:value-type="float">
            <text:p>65.1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5" calcext:value-type="float">
            <text:p>5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SE Mars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233" calcext:value-type="float">
            <text:p>23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7.66" calcext:value-type="float">
            <text:p>77.66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58.98" calcext:value-type="float">
            <text:p>58.9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PM Nevill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7" calcext:value-type="float">
            <text:p>13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4.25" calcext:value-type="float">
            <text:p>34.2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2.29" calcext:value-type="float">
            <text:p>52.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MR Marsh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09" calcext:value-type="float">
            <text:p>10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8.16" calcext:value-type="float">
            <text:p>18.16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44.67" calcext:value-type="float">
            <text:p>44.6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MA Starc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52" calcext:value-type="float">
            <text:p>52</text:p>
          </table:table-cell>
          <table:table-cell table:style-name="ce3" office:value-type="string" calcext:value-type="string">
            <text:p>28*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8.57" calcext:value-type="float">
            <text:p>148.5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NM Lyon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8" calcext:value-type="float">
            <text:p>3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MG Johnson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31" calcext:value-type="float">
            <text:p>3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.5" calcext:value-type="float">
            <text:p>15.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.36" calcext:value-type="float">
            <text:p>56.3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JR Hazelwood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string" calcext:value-type="string">
            <text:p>8*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3.63" calcext:value-type="float">
            <text:p>63.6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PM Sidd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9*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6.25" calcext:value-type="float">
            <text:p>56.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SNJ O’Keef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" table:style-name="ce3" office:value-type="string" calcext:value-type="string">
            <text:p>-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JL Pattinson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9" table:style-name="ce3" office:value-type="string" calcext:value-type="string">
            <text:p>-</text:p>
          </table:table-cell>
          <table:table-cell table:style-name="ce6"/>
          <table:table-cell table:number-columns-repeated="100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6:01:32.103337823</meta:creation-date>
    <dc:date>2016-09-12T16:32:27.480095911</dc:date>
    <meta:editing-duration>PT34S</meta:editing-duration>
    <meta:editing-cycles>1</meta:editing-cycles>
    <meta:document-statistic meta:table-count="2" meta:cell-count="230" meta:object-count="14"/>
    <meta:generator>LibreOffice/5.1.4.2$Linux_X86_64 LibreOffice_project/10m0$Build-2</meta:generator>
  </office:meta>
</office:document-meta>
</file>